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3" style:family="paragraph" style:parent-style-name="Standard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P4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6" style:family="paragraph" style:parent-style-name="Standard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ize="8pt" style:font-name-asian="Monospace" style:font-size-asian="8pt" style:font-name-complex="Monospace" style:font-size-complex="8pt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x Game Design Doc</text:p>
      <text:p text:style-name="Standard"/>
      <text:p text:style-name="Standard">Public class Hexgame &lt;----main class</text:p>
      <text:p text:style-name="Standard"/>
      <text:p text:style-name="Standard">Public class <text:span text:style-name="T6">HexGameWindow</text:span></text:p>
      <text:p text:style-name="Standard"/>
      <text:p text:style-name="Standard"><text:tab/>makes the widow</text:p>
      <text:p text:style-name="Standard"><text:tab/>holds<text:span text:style-name="T2"> public</text:span><text:span text:style-name="T5"> </text:span><text:span text:style-name="T2">static</text:span><text:span text:style-name="T5"> Canvas </text:span><text:span text:style-name="T12">cPolygons </text:span></text:p>
      <text:p text:style-name="P3"/>
      <text:p text:style-name="Standard"/>
      <text:p text:style-name="Standard">Public class <text:span text:style-name="T5">BoardTools </text:span></text:p>
      <text:p text:style-name="P4"/>
      <text:p text:style-name="P4"><text:tab/>holds methods</text:p>
      <text:p text:style-name="Standard"><text:span text:style-name="T8"><text:tab/><text:tab/></text:span><text:span text:style-name="T2">public</text:span><text:span text:style-name="T5"> </text:span><text:span text:style-name="T2">static</text:span><text:span text:style-name="T5"> </text:span><text:span text:style-name="T2">double</text:span><text:span text:style-name="T5"> radiusCalculator(</text:span><text:span text:style-name="T2">int</text:span><text:span text:style-name="T5"> w, </text:span><text:span text:style-name="T2">int</text:span><text:span text:style-name="T5"> h,</text:span><text:span text:style-name="T2">int</text:span><text:span text:style-name="T5"> n)</text:span></text:p>
      <text:p text:style-name="Standard"><text:span text:style-name="T2"><text:tab/><text:tab/>public</text:span><text:span text:style-name="T5"> </text:span><text:span text:style-name="T2">static</text:span><text:span text:style-name="T5"> </text:span><text:span text:style-name="T2">byte</text:span><text:span text:style-name="T5">[][] peaceGrid() //no need to pass the the hexes[][] <text:tab/><text:tab/><text:tab/><text:tab/><text:tab/><text:tab/><text:tab/><text:tab/>as hexes[][] is globle</text:span></text:p>
      <text:p text:style-name="P4"><text:tab/><text:tab/></text:p>
      <text:p text:style-name="Standard"/>
      <text:p text:style-name="Standard">Public class <text:span text:style-name="T5">GameAction</text:span></text:p>
      <text:p text:style-name="Standard"/>
      <text:p text:style-name="Standard"><text:tab/>holds methods</text:p>
      <text:p text:style-name="Standard"><text:tab/><text:tab/><text:span text:style-name="T2">public</text:span><text:span text:style-name="T5"> </text:span><text:span text:style-name="T2">static</text:span><text:span text:style-name="T5"> </text:span><text:span text:style-name="T2">void</text:span><text:span text:style-name="T5"> updateBoard()// fixed Sam Laane</text:span></text:p>
      <text:p text:style-name="Standard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getPlayersTurn(byte playerNumber) //to do</text:span></text:p>
      <text:p text:style-name="Standard"><text:span text:style-name="T2"><text:tab/><text:tab/>public</text:span><text:span text:style-name="T5"> </text:span><text:span text:style-name="T2">static</text:span><text:span text:style-name="T5"> </text:span><text:span text:style-name="T2">void</text:span><text:span text:style-name="T5"> getAiTurn(byte[x][y]) //to do</text:span></text:p>
      <text:p text:style-name="Standard"><text:span text:style-name="T5"><text:tab/><text:tab/></text:span><text:span text:style-name="T2">public</text:span><text:span text:style-name="T5"> </text:span><text:span text:style-name="T2">static</text:span><text:span text:style-name="T5"> </text:span><text:span text:style-name="T2">boolean</text:span><text:span text:style-name="T5"> checkForVictory(byte playerNumber) </text:span><text:span text:style-name="T10">//I will do this</text:span></text:p>
      <text:p text:style-name="Standard"><text:span text:style-name="T5"><text:tab/><text:tab/></text:span> </text:p>
      <text:p text:style-name="Standard"/>
      <text:p text:style-name="Standard"/>
      <text:p text:style-name="Standard">Public class<text:span text:style-name="T5"> Global </text:span></text:p>
      <text:p text:style-name="P4"><text:tab/>holds global variables </text:p>
      <text:p text:style-name="P1"><text:span text:style-name="T1"><text:tab/><text:tab/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1">windowHeight</text:span><text:span text:style-name="T4">=600;</text:span></text:p>
      <text:p text:style-name="P1"><text:span text:style-name="T1"><text:tab/><text:tab/>public</text:span><text:span text:style-name="T4"> </text:span><text:span text:style-name="T1">static</text:span><text:span text:style-name="T4"> </text:span><text:span text:style-name="T1">int</text:span><text:span text:style-name="T4"> </text:span><text:span text:style-name="T11">windowWidth</text:span><text:span text:style-name="T4">=800;</text:span></text:p>
      <text:p text:style-name="P1"><text:span text:style-name="T1"><text:tab/><text:tab/>public</text:span><text:span text:style-name="T4"> </text:span><text:span text:style-name="T1">static</text:span><text:span text:style-name="T4"> Shape[][] </text:span><text:span text:style-name="T11">hexes</text:span><text:span text:style-name="T4"> = </text:span><text:span text:style-name="T1">new</text:span><text:span text:style-name="T4"> Shape[7][7];</text:span></text:p>
      <text:p text:style-name="P2"/>
      <text:p text:style-name="Standard"/>
      <text:p text:style-name="Standard">Public class <text:span text:style-name="T6">RegularPolygonGameObject </text:span></text:p>
      <text:p text:style-name="Standard"><text:span text:style-name="T3"/></text:p>
      <text:p text:style-name="Standard"><text:span text:style-name="T3"/></text:p>
      <text:p text:style-name="Standard"><text:span text:style-name="T7">RegularPolygon</text:span><text:span text:style-name="T3"> hex = new</text:span><text:span text:style-name="T6"> RegularPolygon </text:span></text:p>
      <text:p text:style-name="P5"/>
      <text:p text:style-name="P6"><text:tab/>methods</text:p>
      <text:p text:style-name="Standard"><text:span text:style-name="T9"><text:tab/><text:tab/></text:span><text:span text:style-name="T2">public</text:span><text:span text:style-name="T5"> </text:span><text:span text:style-name="T2">void</text:span><text:span text:style-name="T5"> setTeam(</text:span><text:span text:style-name="T2">byte</text:span><text:span text:style-name="T5"> t){</text:span></text:p>
      <text:p text:style-name="P7"><text:tab/><text:tab/></text:p>
      <text:p text:style-name="P1"><text:span text:style-name="T4"><text:tab/><text:tab/></text:span><text:span text:style-name="T1">public</text:span><text:span text:style-name="T4"> </text:span><text:span text:style-name="T1">static</text:span><text:span text:style-name="T4"> </text:span><text:span text:style-name="T1">boolean</text:span><text:span text:style-name="T4"> checkWin(</text:span><text:span text:style-name="T1">int</text:span><text:span text:style-name="T4"> x, </text:span><text:span text:style-name="T1">int</text:span><text:span text:style-name="T4"> y){</text:span></text:p>
      <text:p text:style-name="P7"><text:tab/></text:p>
      <text:p text:style-name="P1"><text:span text:style-name="T4"><text:tab/><text:tab/></text:span><text:span text:style-name="T1">public</text:span><text:span text:style-name="T4"> </text:span><text:span text:style-name="T1">void</text:span><text:span text:style-name="T4"> setColor(Color c)</text:span></text:p>
      <text:p text:style-name="P7"><text:tab/><text:tab/></text:p>
      <text:p text:style-name="P1"><text:span text:style-name="T4"><text:tab/><text:tab/></text:span><text:span text:style-name="T1">public</text:span><text:span text:style-name="T4"> Color gitColor(Color c)</text:span></text:p>
      <text:p text:style-name="P7"><text:tab/><text:tab/></text:p>
      <text:p text:style-name="P5"/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1-10-12T13:38:38</meta:creation-date>
    <dc:date>2011-10-12T21:28:50</dc:date>
    <dc:creator>sam </dc:creator>
    <meta:editing-duration>PT1H51M22S</meta:editing-duration>
    <meta:editing-cycles>3</meta:editing-cycles>
    <meta:generator>LibreOffice/3.3$Unix LibreOffice_project/330m19$Build-401</meta:generator>
    <meta:document-statistic meta:table-count="0" meta:image-count="0" meta:object-count="0" meta:page-count="1" meta:paragraph-count="33" meta:word-count="132" meta:character-count="1016"/>
  </office:meta>
</office:document-meta>
</file>